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3d2a" officeooo:paragraph-rsid="00143d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zio 1</text:p>
      <text:p text:style-name="P1"/>
      <text:p text:style-name="P1">SELECT COUNT(*)</text:p>
      <text:p text:style-name="P1">FROM `students`</text:p>
      <text:p text:style-name="P1">GROUP BY YEAR(`enrolment_date`)</text:p>
      <text:p text:style-name="P1"/>
      <text:p text:style-name="P1">Esercizio 2</text:p>
      <text:p text:style-name="P1"/>
      <text:p text:style-name="P1">SELECT COUNT(`office_address`), `office_address`</text:p>
      <text:p text:style-name="P1">FROM `teachers`</text:p>
      <text:p text:style-name="P1">GROUP BY `office_address`</text:p>
      <text:p text:style-name="P1"/>
      <text:p text:style-name="P1">Esercizio 3</text:p>
      <text:p text:style-name="P1"/>
      <text:p text:style-name="P1">SELECT `exam_id`, AVG(`vote`)</text:p>
      <text:p text:style-name="P1">FROM `exam_student`</text:p>
      <text:p text:style-name="P1">GROUP BY `exam_id`</text:p>
      <text:p text:style-name="P1"/>
      <text:p text:style-name="P1">Esercizio 4</text:p>
      <text:p text:style-name="P1"/>
      <text:p text:style-name="P1">SELECT `department_id`, COUNT(`id`)</text:p>
      <text:p text:style-name="P1">FROM `degrees`</text:p>
      <text:p text:style-name="P1">GROUP BY `department_id`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5:57:12.216000000</meta:creation-date>
    <dc:date>2024-04-23T16:29:34.599000000</dc:date>
    <meta:editing-duration>PT32M22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6" meta:word-count="39" meta:character-count="332" meta:non-whitespace-character-count="309"/>
  </office:meta>
</office:document-meta>
</file>